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2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01935" calcext:value-type="float">
            <text:p><text:s text:c="3"/>101,935</text:p>
          </table:table-cell>
          <table:table-cell table:style-name="ce25" office:value-type="float" office:value="20135" calcext:value-type="float">
            <text:p><text:s text:c="3"/>20,135</text:p>
          </table:table-cell>
          <table:table-cell table:style-name="ce25" office:value-type="float" office:value="7463" calcext:value-type="float">
            <text:p><text:s text:c="3"/>7,463</text:p>
          </table:table-cell>
          <table:table-cell table:style-name="ce25" office:value-type="float" office:value="6727" calcext:value-type="float">
            <text:p><text:s text:c="3"/>6,727</text:p>
          </table:table-cell>
          <table:table-cell table:style-name="ce25" office:value-type="float" office:value="3386" calcext:value-type="float">
            <text:p><text:s text:c="3"/>3,386</text:p>
          </table:table-cell>
          <table:table-cell table:style-name="ce25" office:value-type="float" office:value="2851" calcext:value-type="float">
            <text:p><text:s text:c="3"/>2,851</text:p>
          </table:table-cell>
          <table:table-cell table:style-name="ce25" office:value-type="float" office:value="1746" calcext:value-type="float">
            <text:p><text:s text:c="3"/>1,746</text:p>
          </table:table-cell>
          <table:table-cell table:style-name="ce25" office:value-type="float" office:value="2954" calcext:value-type="float">
            <text:p><text:s text:c="3"/>2,954</text:p>
          </table:table-cell>
          <table:table-cell table:style-name="ce25" office:value-type="float" office:value="8992" calcext:value-type="float">
            <text:p><text:s text:c="3"/>8,992</text:p>
          </table:table-cell>
          <table:table-cell table:style-name="ce25" office:value-type="float" office:value="526" calcext:value-type="float">
            <text:p><text:s text:c="3"/>526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141" calcext:value-type="float">
            <text:p><text:s text:c="3"/>4,141</text:p>
          </table:table-cell>
          <table:table-cell table:style-name="ce25" office:value-type="float" office:value="41500" calcext:value-type="float">
            <text:p><text:s text:c="3"/>41,500</text:p>
          </table:table-cell>
          <table:table-cell table:style-name="ce25" office:value-type="float" office:value="1497" calcext:value-type="float">
            <text:p><text:s text:c="3"/>1,497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81960" calcext:value-type="float">
            <text:p><text:s text:c="3"/>81,960</text:p>
          </table:table-cell>
          <table:table-cell table:style-name="ce25" office:value-type="float" office:value="1640" calcext:value-type="float">
            <text:p><text:s text:c="3"/>1,640</text:p>
          </table:table-cell>
          <table:table-cell table:style-name="ce25" office:value-type="float" office:value="8113" calcext:value-type="float">
            <text:p><text:s text:c="3"/>8,113</text:p>
          </table:table-cell>
          <table:table-cell table:style-name="ce25" office:value-type="float" office:value="4357" calcext:value-type="float">
            <text:p><text:s text:c="3"/>4,357</text:p>
          </table:table-cell>
          <table:table-cell table:style-name="ce25" office:value-type="float" office:value="4898" calcext:value-type="float">
            <text:p><text:s text:c="3"/>4,898</text:p>
          </table:table-cell>
          <table:table-cell table:style-name="ce25" office:value-type="float" office:value="4187" calcext:value-type="float">
            <text:p><text:s text:c="3"/>4,187</text:p>
          </table:table-cell>
          <table:table-cell table:style-name="ce25" office:value-type="float" office:value="2127" calcext:value-type="float">
            <text:p><text:s text:c="3"/>2,127</text:p>
          </table:table-cell>
          <table:table-cell table:style-name="ce25" office:value-type="float" office:value="2943" calcext:value-type="float">
            <text:p><text:s text:c="3"/>2,943</text:p>
          </table:table-cell>
          <table:table-cell table:style-name="ce25" office:value-type="float" office:value="7474" calcext:value-type="float">
            <text:p><text:s text:c="3"/>7,474</text:p>
          </table:table-cell>
          <table:table-cell table:style-name="ce25" office:value-type="float" office:value="546" calcext:value-type="float">
            <text:p><text:s text:c="3"/>546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141" calcext:value-type="float">
            <text:p><text:s text:c="3"/>4,141</text:p>
          </table:table-cell>
          <table:table-cell table:style-name="ce25" office:value-type="float" office:value="41500" calcext:value-type="float">
            <text:p><text:s text:c="3"/>41,500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26" calcext:value-type="float">
            <text:p><text:s text:c="3"/>26</text:p>
          </table:table-cell>
          <table:table-cell table:style-name="ce29" office:value-type="float" office:value="19975" calcext:value-type="float">
            <text:p><text:s text:c="3"/>19,97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6827" calcext:value-type="float">
            <text:p><text:s text:c="3"/>46,827</text:p>
          </table:table-cell>
          <table:table-cell table:style-name="ce25" office:value-type="float" office:value="9090" calcext:value-type="float">
            <text:p><text:s text:c="3"/>9,090</text:p>
          </table:table-cell>
          <table:table-cell table:style-name="ce25" office:value-type="float" office:value="3465" calcext:value-type="float">
            <text:p><text:s text:c="3"/>3,465</text:p>
          </table:table-cell>
          <table:table-cell table:style-name="ce25" office:value-type="float" office:value="3170" calcext:value-type="float">
            <text:p><text:s text:c="3"/>3,170</text:p>
          </table:table-cell>
          <table:table-cell table:style-name="ce25" office:value-type="float" office:value="1577" calcext:value-type="float">
            <text:p><text:s text:c="3"/>1,577</text:p>
          </table:table-cell>
          <table:table-cell table:style-name="ce25" office:value-type="float" office:value="1308" calcext:value-type="float">
            <text:p><text:s text:c="3"/>1,308</text:p>
          </table:table-cell>
          <table:table-cell table:style-name="ce25" office:value-type="float" office:value="768" calcext:value-type="float">
            <text:p><text:s text:c="3"/>768</text:p>
          </table:table-cell>
          <table:table-cell table:style-name="ce25" office:value-type="float" office:value="1391" calcext:value-type="float">
            <text:p><text:s text:c="3"/>1,391</text:p>
          </table:table-cell>
          <table:table-cell table:style-name="ce25" office:value-type="float" office:value="4187" calcext:value-type="float">
            <text:p><text:s text:c="3"/>4,187</text:p>
          </table:table-cell>
          <table:table-cell table:style-name="ce25" office:value-type="float" office:value="291" calcext:value-type="float">
            <text:p><text:s text:c="3"/>29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915" calcext:value-type="float">
            <text:p><text:s text:c="3"/>1,915</text:p>
          </table:table-cell>
          <table:table-cell table:style-name="ce25" office:value-type="float" office:value="19064" calcext:value-type="float">
            <text:p><text:s text:c="3"/>19,064</text:p>
          </table:table-cell>
          <table:table-cell table:style-name="ce25" office:value-type="float" office:value="590" calcext:value-type="float">
            <text:p><text:s text:c="3"/>590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37899" calcext:value-type="float">
            <text:p><text:s text:c="3"/>37,899</text:p>
          </table:table-cell>
          <table:table-cell table:style-name="ce25" office:value-type="float" office:value="748" calcext:value-type="float">
            <text:p><text:s text:c="3"/>748</text:p>
          </table:table-cell>
          <table:table-cell table:style-name="ce25" office:value-type="float" office:value="3753" calcext:value-type="float">
            <text:p><text:s text:c="3"/>3,753</text:p>
          </table:table-cell>
          <table:table-cell table:style-name="ce25" office:value-type="float" office:value="1951" calcext:value-type="float">
            <text:p><text:s text:c="3"/>1,951</text:p>
          </table:table-cell>
          <table:table-cell table:style-name="ce25" office:value-type="float" office:value="2327" calcext:value-type="float">
            <text:p><text:s text:c="3"/>2,327</text:p>
          </table:table-cell>
          <table:table-cell table:style-name="ce25" office:value-type="float" office:value="1887" calcext:value-type="float">
            <text:p><text:s text:c="3"/>1,887</text:p>
          </table:table-cell>
          <table:table-cell table:style-name="ce25" office:value-type="float" office:value="972" calcext:value-type="float">
            <text:p><text:s text:c="3"/>972</text:p>
          </table:table-cell>
          <table:table-cell table:style-name="ce25" office:value-type="float" office:value="1364" calcext:value-type="float">
            <text:p><text:s text:c="3"/>1,364</text:p>
          </table:table-cell>
          <table:table-cell table:style-name="ce25" office:value-type="float" office:value="3602" calcext:value-type="float">
            <text:p><text:s text:c="3"/>3,602</text:p>
          </table:table-cell>
          <table:table-cell table:style-name="ce25" office:value-type="float" office:value="301" calcext:value-type="float">
            <text:p><text:s text:c="3"/>30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915" calcext:value-type="float">
            <text:p><text:s text:c="3"/>1,915</text:p>
          </table:table-cell>
          <table:table-cell table:style-name="ce25" office:value-type="float" office:value="19064" calcext:value-type="float">
            <text:p><text:s text:c="3"/>19,064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43" office:value-type="float" office:value="8928" calcext:value-type="float">
            <text:p><text:s text:c="3"/>8,92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5108" calcext:value-type="float">
            <text:p><text:s text:c="3"/>55,108</text:p>
          </table:table-cell>
          <table:table-cell table:style-name="ce25" office:value-type="float" office:value="11045" calcext:value-type="float">
            <text:p><text:s text:c="3"/>11,045</text:p>
          </table:table-cell>
          <table:table-cell table:style-name="ce25" office:value-type="float" office:value="3998" calcext:value-type="float">
            <text:p><text:s text:c="3"/>3,998</text:p>
          </table:table-cell>
          <table:table-cell table:style-name="ce25" office:value-type="float" office:value="3557" calcext:value-type="float">
            <text:p><text:s text:c="3"/>3,557</text:p>
          </table:table-cell>
          <table:table-cell table:style-name="ce25" office:value-type="float" office:value="1809" calcext:value-type="float">
            <text:p><text:s text:c="3"/>1,809</text:p>
          </table:table-cell>
          <table:table-cell table:style-name="ce25" office:value-type="float" office:value="1543" calcext:value-type="float">
            <text:p><text:s text:c="3"/>1,543</text:p>
          </table:table-cell>
          <table:table-cell table:style-name="ce25" office:value-type="float" office:value="978" calcext:value-type="float">
            <text:p><text:s text:c="3"/>978</text:p>
          </table:table-cell>
          <table:table-cell table:style-name="ce25" office:value-type="float" office:value="1563" calcext:value-type="float">
            <text:p><text:s text:c="3"/>1,563</text:p>
          </table:table-cell>
          <table:table-cell table:style-name="ce25" office:value-type="float" office:value="4805" calcext:value-type="float">
            <text:p><text:s text:c="3"/>4,805</text:p>
          </table:table-cell>
          <table:table-cell table:style-name="ce25" office:value-type="float" office:value="235" calcext:value-type="float">
            <text:p><text:s text:c="3"/>23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26" calcext:value-type="float">
            <text:p><text:s text:c="3"/>2,226</text:p>
          </table:table-cell>
          <table:table-cell table:style-name="ce25" office:value-type="float" office:value="22436" calcext:value-type="float">
            <text:p><text:s text:c="3"/>22,436</text:p>
          </table:table-cell>
          <table:table-cell table:style-name="ce25" office:value-type="float" office:value="907" calcext:value-type="float">
            <text:p><text:s text:c="3"/>907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44061" calcext:value-type="float">
            <text:p><text:s text:c="3"/>44,061</text:p>
          </table:table-cell>
          <table:table-cell table:style-name="ce25" office:value-type="float" office:value="892" calcext:value-type="float">
            <text:p><text:s text:c="3"/>892</text:p>
          </table:table-cell>
          <table:table-cell table:style-name="ce25" office:value-type="float" office:value="4360" calcext:value-type="float">
            <text:p><text:s text:c="3"/>4,360</text:p>
          </table:table-cell>
          <table:table-cell table:style-name="ce25" office:value-type="float" office:value="2406" calcext:value-type="float">
            <text:p><text:s text:c="3"/>2,406</text:p>
          </table:table-cell>
          <table:table-cell table:style-name="ce25" office:value-type="float" office:value="2571" calcext:value-type="float">
            <text:p><text:s text:c="3"/>2,571</text:p>
          </table:table-cell>
          <table:table-cell table:style-name="ce25" office:value-type="float" office:value="2300" calcext:value-type="float">
            <text:p><text:s text:c="3"/>2,300</text:p>
          </table:table-cell>
          <table:table-cell table:style-name="ce25" office:value-type="float" office:value="1155" calcext:value-type="float">
            <text:p><text:s text:c="3"/>1,155</text:p>
          </table:table-cell>
          <table:table-cell table:style-name="ce25" office:value-type="float" office:value="1579" calcext:value-type="float">
            <text:p><text:s text:c="3"/>1,579</text:p>
          </table:table-cell>
          <table:table-cell table:style-name="ce25" office:value-type="float" office:value="3872" calcext:value-type="float">
            <text:p><text:s text:c="3"/>3,872</text:p>
          </table:table-cell>
          <table:table-cell table:style-name="ce25" office:value-type="float" office:value="245" calcext:value-type="float">
            <text:p><text:s text:c="3"/>245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26" calcext:value-type="float">
            <text:p><text:s text:c="3"/>2,226</text:p>
          </table:table-cell>
          <table:table-cell table:style-name="ce25" office:value-type="float" office:value="22436" calcext:value-type="float">
            <text:p><text:s text:c="3"/>22,436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44" office:value-type="float" office:value="11047" calcext:value-type="float">
            <text:p><text:s text:c="3"/>11,04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8847" calcext:value-type="float">
            <text:p>18,847</text:p>
          </table:table-cell>
          <table:table-cell table:style-name="ce26" office:value-type="float" office:value="4560" calcext:value-type="float">
            <text:p>4,5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48" calcext:value-type="float">
            <text:p>4,248</text:p>
          </table:table-cell>
          <table:table-cell table:style-name="ce26" office:value-type="float" office:value="1189" calcext:value-type="float">
            <text:p>1,189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1716" calcext:value-type="float">
            <text:p>1,716</text:p>
          </table:table-cell>
          <table:table-cell table:style-name="ce26" office:value-type="float" office:value="131" calcext:value-type="float">
            <text:p>1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871" calcext:value-type="float">
            <text:p>5,871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698" calcext:value-type="float">
            <text:p>13,698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75" calcext:value-type="float">
            <text:p>2,575</text:p>
          </table:table-cell>
          <table:table-cell table:style-name="ce26" office:value-type="float" office:value="1914" calcext:value-type="float">
            <text:p>1,914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854" calcext:value-type="float">
            <text:p>1,854</text:p>
          </table:table-cell>
          <table:table-cell table:style-name="ce26" office:value-type="float" office:value="110" calcext:value-type="float">
            <text:p>11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871" calcext:value-type="float">
            <text:p>5,87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5149" calcext:value-type="float">
            <text:p>5,14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602" calcext:value-type="float">
            <text:p>8,602</text:p>
          </table:table-cell>
          <table:table-cell table:style-name="ce27" office:value-type="float" office:value="2053" calcext:value-type="float">
            <text:p>2,0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7" office:value-type="float" office:value="534" calcext:value-type="float">
            <text:p>534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70" calcext:value-type="float">
            <text:p>2,67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308" calcext:value-type="float">
            <text:p>6,308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907" calcext:value-type="float">
            <text:p>907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889" calcext:value-type="float">
            <text:p>889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70" calcext:value-type="float">
            <text:p>2,67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2294" calcext:value-type="float">
            <text:p>2,29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0245" calcext:value-type="float">
            <text:p>10,245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390" calcext:value-type="float">
            <text:p>7,390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2855" calcext:value-type="float">
            <text:p>2,85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091" calcext:value-type="float">
            <text:p>14,091</text:p>
          </table:table-cell>
          <table:table-cell table:style-name="ce26" office:value-type="float" office:value="5549" calcext:value-type="float">
            <text:p>5,549</text:p>
          </table:table-cell>
          <table:table-cell table:style-name="ce26" office:value-type="float" office:value="2575" calcext:value-type="float">
            <text:p>2,5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01" calcext:value-type="float">
            <text:p>3,901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76" calcext:value-type="float">
            <text:p>11,076</text:p>
          </table:table-cell>
          <table:table-cell table:style-name="ce26" office:value-type="float" office:value="441" calcext:value-type="float">
            <text:p>441</text:p>
          </table:table-cell>
          <table:table-cell table:style-name="ce26" office:value-type="float" office:value="4248" calcext:value-type="float">
            <text:p>4,2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62" calcext:value-type="float">
            <text:p>762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01" calcext:value-type="float">
            <text:p>3,90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3015" calcext:value-type="float">
            <text:p>3,01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248" calcext:value-type="float">
            <text:p>6,248</text:p>
          </table:table-cell>
          <table:table-cell table:style-name="ce27" office:value-type="float" office:value="2380" calcext:value-type="float">
            <text:p>2,380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77" calcext:value-type="float">
            <text:p>1,777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141" calcext:value-type="float">
            <text:p>5,141</text:p>
          </table:table-cell>
          <table:table-cell table:style-name="ce27" office:value-type="float" office:value="192" calcext:value-type="float">
            <text:p>192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9" calcext:value-type="float">
            <text:p>369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77" calcext:value-type="float">
            <text:p>1,7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107" calcext:value-type="float">
            <text:p>1,10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7843" calcext:value-type="float">
            <text:p>7,843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35" calcext:value-type="float">
            <text:p>5,935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1908" calcext:value-type="float">
            <text:p>1,90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916" calcext:value-type="float">
            <text:p>10,916</text:p>
          </table:table-cell>
          <table:table-cell table:style-name="ce26" office:value-type="float" office:value="1611" calcext:value-type="float">
            <text:p>1,611</text:p>
          </table:table-cell>
          <table:table-cell table:style-name="ce26" office:value-type="float" office:value="1914" calcext:value-type="float">
            <text:p>1,914</text:p>
          </table:table-cell>
          <table:table-cell table:style-name="ce26" office:value-type="float" office:value="762" calcext:value-type="float">
            <text:p>76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1471" calcext:value-type="float">
            <text:p>1,471</text:p>
          </table:table-cell>
          <table:table-cell table:style-name="ce26" office:value-type="float" office:value="98" calcext:value-type="float">
            <text:p>9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38" calcext:value-type="float">
            <text:p>4,238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776" calcext:value-type="float">
            <text:p>7,776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189" calcext:value-type="float">
            <text:p>1,189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109" calcext:value-type="float">
            <text:p>1,109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38" calcext:value-type="float">
            <text:p>4,23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3140" calcext:value-type="float">
            <text:p>3,14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146" calcext:value-type="float">
            <text:p>5,146</text:p>
          </table:table-cell>
          <table:table-cell table:style-name="ce27" office:value-type="float" office:value="786" calcext:value-type="float">
            <text:p>786</text:p>
          </table:table-cell>
          <table:table-cell table:style-name="ce27" office:value-type="float" office:value="907" calcext:value-type="float">
            <text:p>907</text:p>
          </table:table-cell>
          <table:table-cell table:style-name="ce27" office:value-type="float" office:value="369" calcext:value-type="float">
            <text:p>3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695" calcext:value-type="float">
            <text:p>695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75" calcext:value-type="float">
            <text:p>1,975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09" calcext:value-type="float">
            <text:p>3,609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34" calcext:value-type="float">
            <text:p>534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75" calcext:value-type="float">
            <text:p>1,97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537" calcext:value-type="float">
            <text:p>1,53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603" calcext:value-type="float">
            <text:p>1,60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306" calcext:value-type="float">
            <text:p>13,306</text:p>
          </table:table-cell>
          <table:table-cell table:style-name="ce26" office:value-type="float" office:value="1978" calcext:value-type="float">
            <text:p>1,978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562" calcext:value-type="float">
            <text:p>2,562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968" calcext:value-type="float">
            <text:p>6,968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992" calcext:value-type="float">
            <text:p>9,992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582" calcext:value-type="float">
            <text:p>1,582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968" calcext:value-type="float">
            <text:p>6,96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3314" calcext:value-type="float">
            <text:p>3,31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046" calcext:value-type="float">
            <text:p>6,046</text:p>
          </table:table-cell>
          <table:table-cell table:style-name="ce27" office:value-type="float" office:value="904" calcext:value-type="float">
            <text:p>904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172" calcext:value-type="float">
            <text:p>1,172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87" calcext:value-type="float">
            <text:p>3,187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573" calcext:value-type="float">
            <text:p>4,573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87" calcext:value-type="float">
            <text:p>3,18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473" calcext:value-type="float">
            <text:p>1,47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260" calcext:value-type="float">
            <text:p>7,260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419" calcext:value-type="float">
            <text:p>5,41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1841" calcext:value-type="float">
            <text:p>1,84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056" calcext:value-type="float">
            <text:p>7,056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23" calcext:value-type="float">
            <text:p>3,82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668" calcext:value-type="float">
            <text:p>5,668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23" calcext:value-type="float">
            <text:p>3,8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388" calcext:value-type="float">
            <text:p>1,38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37" calcext:value-type="float">
            <text:p>3,237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46" calcext:value-type="float">
            <text:p>1,746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60" calcext:value-type="float">
            <text:p>2,560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81" calcext:value-type="float">
            <text:p>81</text:p>
          </table:table-cell>
          <table:table-cell table:number-columns-repeated="2" table:style-name="ce27" office:value-type="float" office:value="62" calcext:value-type="float">
            <text:p>62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46" calcext:value-type="float">
            <text:p>1,7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677" calcext:value-type="float">
            <text:p>67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711" calcext:value-type="float">
            <text:p>71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754" calcext:value-type="float">
            <text:p>11,754</text:p>
          </table:table-cell>
          <table:table-cell table:style-name="ce26" office:value-type="float" office:value="1978" calcext:value-type="float">
            <text:p>1,978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23" calcext:value-type="float">
            <text:p>1,523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64" calcext:value-type="float">
            <text:p>6,664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787" calcext:value-type="float">
            <text:p>9,787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64" calcext:value-type="float">
            <text:p>6,6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967" calcext:value-type="float">
            <text:p>1,967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342" calcext:value-type="float">
            <text:p>5,342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18" calcext:value-type="float">
            <text:p>718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76" calcext:value-type="float">
            <text:p>3,076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45" calcext:value-type="float">
            <text:p>4,545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76" calcext:value-type="float">
            <text:p>3,07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797" calcext:value-type="float">
            <text:p>79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412" calcext:value-type="float">
            <text:p>6,412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242" calcext:value-type="float">
            <text:p>5,24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170" calcext:value-type="float">
            <text:p>1,17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5001" calcext:value-type="float">
            <text:p><text:s text:c="3"/>25,001</text:p>
          </table:table-cell>
          <table:table-cell table:style-name="ce29" office:value-type="float" office:value="3251" calcext:value-type="float">
            <text:p><text:s text:c="3"/>3,251</text:p>
          </table:table-cell>
          <table:table-cell table:style-name="ce29" office:value-type="float" office:value="1854" calcext:value-type="float">
            <text:p><text:s text:c="3"/>1,854</text:p>
          </table:table-cell>
          <table:table-cell table:style-name="ce29" office:value-type="float" office:value="1030" calcext:value-type="float">
            <text:p><text:s text:c="3"/>1,030</text:p>
          </table:table-cell>
          <table:table-cell table:style-name="ce29" office:value-type="float" office:value="1109" calcext:value-type="float">
            <text:p><text:s text:c="3"/>1,109</text:p>
          </table:table-cell>
          <table:table-cell table:style-name="ce29" office:value-type="float" office:value="1582" calcext:value-type="float">
            <text:p><text:s text:c="3"/>1,582</text:p>
          </table:table-cell>
          <table:table-cell table:style-name="ce29" office:value-type="float" office:value="521" calcext:value-type="float">
            <text:p><text:s text:c="3"/>521</text:p>
          </table:table-cell>
          <table:table-cell table:style-name="ce29" office:value-type="float" office:value="1269" calcext:value-type="float">
            <text:p><text:s text:c="3"/>1,26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9" calcext:value-type="float">
            <text:p><text:s text:c="3"/>10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39" calcext:value-type="float">
            <text:p><text:s text:c="3"/>4,139</text:p>
          </table:table-cell>
          <table:table-cell table:style-name="ce29" office:value-type="float" office:value="9818" calcext:value-type="float">
            <text:p><text:s text:c="3"/>9,818</text:p>
          </table:table-cell>
          <table:table-cell table:style-name="ce29" office:value-type="float" office:value="314" calcext:value-type="float">
            <text:p><text:s text:c="3"/>314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9" office:value-type="float" office:value="23218" calcext:value-type="float">
            <text:p><text:s text:c="3"/>23,218</text:p>
          </table:table-cell>
          <table:table-cell table:style-name="ce29" office:value-type="float" office:value="261" calcext:value-type="float">
            <text:p><text:s text:c="3"/>261</text:p>
          </table:table-cell>
          <table:table-cell table:style-name="ce29" office:value-type="float" office:value="1716" calcext:value-type="float">
            <text:p><text:s text:c="3"/>1,716</text:p>
          </table:table-cell>
          <table:table-cell table:style-name="ce29" office:value-type="float" office:value="840" calcext:value-type="float">
            <text:p><text:s text:c="3"/>840</text:p>
          </table:table-cell>
          <table:table-cell table:style-name="ce29" office:value-type="float" office:value="1471" calcext:value-type="float">
            <text:p><text:s text:c="3"/>1,471</text:p>
          </table:table-cell>
          <table:table-cell table:style-name="ce29" office:value-type="float" office:value="2562" calcext:value-type="float">
            <text:p><text:s text:c="3"/>2,562</text:p>
          </table:table-cell>
          <table:table-cell table:style-name="ce29" office:value-type="float" office:value="720" calcext:value-type="float">
            <text:p><text:s text:c="3"/>720</text:p>
          </table:table-cell>
          <table:table-cell table:style-name="ce29" office:value-type="float" office:value="1523" calcext:value-type="float">
            <text:p><text:s text:c="3"/>1,52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60" calcext:value-type="float">
            <text:p><text:s text:c="3"/>16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39" calcext:value-type="float">
            <text:p><text:s text:c="3"/>4,139</text:p>
          </table:table-cell>
          <table:table-cell table:style-name="ce29" office:value-type="float" office:value="9818" calcext:value-type="float">
            <text:p><text:s text:c="3"/>9,818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1783" calcext:value-type="float">
            <text:p>1,783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1668" calcext:value-type="float">
            <text:p><text:s text:c="3"/>11,668</text:p>
          </table:table-cell>
          <table:table-cell table:style-name="ce30" office:value-type="float" office:value="1533" calcext:value-type="float">
            <text:p><text:s text:c="3"/>1,533</text:p>
          </table:table-cell>
          <table:table-cell table:style-name="ce30" office:value-type="float" office:value="889" calcext:value-type="float">
            <text:p><text:s text:c="3"/>889</text:p>
          </table:table-cell>
          <table:table-cell table:style-name="ce30" office:value-type="float" office:value="509" calcext:value-type="float">
            <text:p><text:s text:c="3"/>509</text:p>
          </table:table-cell>
          <table:table-cell table:style-name="ce30" office:value-type="float" office:value="560" calcext:value-type="float">
            <text:p><text:s text:c="3"/>560</text:p>
          </table:table-cell>
          <table:table-cell table:style-name="ce30" office:value-type="float" office:value="745" calcext:value-type="float">
            <text:p><text:s text:c="3"/>745</text:p>
          </table:table-cell>
          <table:table-cell table:style-name="ce30" office:value-type="float" office:value="216" calcext:value-type="float">
            <text:p><text:s text:c="3"/>216</text:p>
          </table:table-cell>
          <table:table-cell table:style-name="ce30" office:value-type="float" office:value="614" calcext:value-type="float">
            <text:p><text:s text:c="3"/>61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9" calcext:value-type="float">
            <text:p><text:s text:c="3"/>6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14" calcext:value-type="float">
            <text:p><text:s text:c="3"/>1,914</text:p>
          </table:table-cell>
          <table:table-cell table:style-name="ce30" office:value-type="float" office:value="4516" calcext:value-type="float">
            <text:p><text:s text:c="3"/>4,516</text:p>
          </table:table-cell>
          <table:table-cell table:style-name="ce30" office:value-type="float" office:value="101" calcext:value-type="float">
            <text:p><text:s text:c="3"/>101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10754" calcext:value-type="float">
            <text:p><text:s text:c="3"/>10,754</text:p>
          </table:table-cell>
          <table:table-cell table:style-name="ce30" office:value-type="float" office:value="133" calcext:value-type="float">
            <text:p><text:s text:c="3"/>133</text:p>
          </table:table-cell>
          <table:table-cell table:style-name="ce30" office:value-type="float" office:value="816" calcext:value-type="float">
            <text:p><text:s text:c="3"/>816</text:p>
          </table:table-cell>
          <table:table-cell table:style-name="ce30" office:value-type="float" office:value="381" calcext:value-type="float">
            <text:p><text:s text:c="3"/>381</text:p>
          </table:table-cell>
          <table:table-cell table:style-name="ce30" office:value-type="float" office:value="695" calcext:value-type="float">
            <text:p><text:s text:c="3"/>695</text:p>
          </table:table-cell>
          <table:table-cell table:style-name="ce30" office:value-type="float" office:value="1172" calcext:value-type="float">
            <text:p><text:s text:c="3"/>1,172</text:p>
          </table:table-cell>
          <table:table-cell table:style-name="ce30" office:value-type="float" office:value="318" calcext:value-type="float">
            <text:p><text:s text:c="3"/>318</text:p>
          </table:table-cell>
          <table:table-cell table:style-name="ce30" office:value-type="float" office:value="718" calcext:value-type="float">
            <text:p><text:s text:c="3"/>71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87" calcext:value-type="float">
            <text:p><text:s text:c="3"/>8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14" calcext:value-type="float">
            <text:p><text:s text:c="3"/>1,914</text:p>
          </table:table-cell>
          <table:table-cell table:style-name="ce30" office:value-type="float" office:value="4516" calcext:value-type="float">
            <text:p><text:s text:c="3"/>4,516</text:p>
          </table:table-cell>
          <table:table-cell table:style-name="ce30" office:value-type="float" office:value="0" calcext:value-type="float">
            <text:p>—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914" calcext:value-type="float">
            <text:p>91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3333" calcext:value-type="float">
            <text:p><text:s text:c="3"/>13,333</text:p>
          </table:table-cell>
          <table:table-cell table:style-name="ce31" office:value-type="float" office:value="1718" calcext:value-type="float">
            <text:p><text:s text:c="3"/>1,718</text:p>
          </table:table-cell>
          <table:table-cell table:style-name="ce31" office:value-type="float" office:value="965" calcext:value-type="float">
            <text:p><text:s text:c="3"/>965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549" calcext:value-type="float">
            <text:p><text:s text:c="3"/>549</text:p>
          </table:table-cell>
          <table:table-cell table:style-name="ce31" office:value-type="float" office:value="837" calcext:value-type="float">
            <text:p><text:s text:c="3"/>837</text:p>
          </table:table-cell>
          <table:table-cell table:style-name="ce31" office:value-type="float" office:value="305" calcext:value-type="float">
            <text:p><text:s text:c="3"/>305</text:p>
          </table:table-cell>
          <table:table-cell table:style-name="ce31" office:value-type="float" office:value="655" calcext:value-type="float">
            <text:p><text:s text:c="3"/>65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25" calcext:value-type="float">
            <text:p><text:s text:c="3"/>2,225</text:p>
          </table:table-cell>
          <table:table-cell table:style-name="ce31" office:value-type="float" office:value="5302" calcext:value-type="float">
            <text:p><text:s text:c="3"/>5,302</text:p>
          </table:table-cell>
          <table:table-cell table:style-name="ce31" office:value-type="float" office:value="213" calcext:value-type="float">
            <text:p><text:s text:c="3"/>213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464" calcext:value-type="float">
            <text:p><text:s text:c="3"/>12,464</text:p>
          </table:table-cell>
          <table:table-cell table:style-name="ce31" office:value-type="float" office:value="128" calcext:value-type="float">
            <text:p><text:s text:c="3"/>128</text:p>
          </table:table-cell>
          <table:table-cell table:style-name="ce31" office:value-type="float" office:value="900" calcext:value-type="float">
            <text:p><text:s text:c="3"/>900</text:p>
          </table:table-cell>
          <table:table-cell table:style-name="ce31" office:value-type="float" office:value="459" calcext:value-type="float">
            <text:p><text:s text:c="3"/>459</text:p>
          </table:table-cell>
          <table:table-cell table:style-name="ce31" office:value-type="float" office:value="776" calcext:value-type="float">
            <text:p><text:s text:c="3"/>776</text:p>
          </table:table-cell>
          <table:table-cell table:style-name="ce31" office:value-type="float" office:value="1390" calcext:value-type="float">
            <text:p><text:s text:c="3"/>1,390</text:p>
          </table:table-cell>
          <table:table-cell table:style-name="ce31" office:value-type="float" office:value="402" calcext:value-type="float">
            <text:p><text:s text:c="3"/>402</text:p>
          </table:table-cell>
          <table:table-cell table:style-name="ce31" office:value-type="float" office:value="805" calcext:value-type="float">
            <text:p><text:s text:c="3"/>80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73" calcext:value-type="float">
            <text:p><text:s text:c="3"/>7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25" calcext:value-type="float">
            <text:p><text:s text:c="3"/>2,225</text:p>
          </table:table-cell>
          <table:table-cell table:style-name="ce31" office:value-type="float" office:value="5302" calcext:value-type="float">
            <text:p><text:s text:c="3"/>5,302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869" calcext:value-type="float">
            <text:p>86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01" calcext:value-type="float">
            <text:p>201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019" calcext:value-type="float">
            <text:p>1,01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250" calcext:value-type="float">
            <text:p>25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76" calcext:value-type="float">
            <text:p>47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6" calcext:value-type="float">
            <text:p>15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11" calcext:value-type="float">
            <text:p>1,011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43" calcext:value-type="float">
            <text:p>54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94" calcext:value-type="float">
            <text:p>9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45" calcext:value-type="float">
            <text:p>2,645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26" calcext:value-type="float">
            <text:p>1,42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219" calcext:value-type="float">
            <text:p>1,21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272" calcext:value-type="float">
            <text:p>27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44" calcext:value-type="float">
            <text:p>64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67" calcext:value-type="float">
            <text:p>1,367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575" calcext:value-type="float">
            <text:p>57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19" calcext:value-type="float">
            <text:p>1,819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26" calcext:value-type="float">
            <text:p>1,62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615" calcext:value-type="float">
            <text:p>6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93" calcext:value-type="float">
            <text:p>19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86" calcext:value-type="float">
            <text:p>2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3" calcext:value-type="float">
            <text:p>12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329" calcext:value-type="float">
            <text:p>3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0" calcext:value-type="float">
            <text:p>7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491" calcext:value-type="float">
            <text:p>3,491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1882" calcext:value-type="float">
            <text:p>1,88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40" calcext:value-type="float">
            <text:p>3,94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1882" calcext:value-type="float">
            <text:p>1,88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49" calcext:value-type="float">
            <text:p><text:s/>－44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852" calcext:value-type="float">
            <text:p>8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47" calcext:value-type="float">
            <text:p><text:s/>－24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27" calcext:value-type="float">
            <text:p>1,927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29" calcext:value-type="float">
            <text:p>2,12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1030" calcext:value-type="float">
            <text:p>1,0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02" calcext:value-type="float">
            <text:p><text:s/>－20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10" calcext:value-type="float">
            <text:p>8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81" calcext:value-type="float">
            <text:p>28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18" calcext:value-type="float">
            <text:p>2,11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771" calcext:value-type="float">
            <text:p>77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89" calcext:value-type="float">
            <text:p><text:s/>－18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360" calcext:value-type="float">
            <text:p>3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15" calcext:value-type="float">
            <text:p>1,015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411" calcext:value-type="float">
            <text:p>4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63" calcext:value-type="float">
            <text:p>1,16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411" calcext:value-type="float">
            <text:p>4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48" calcext:value-type="float">
            <text:p><text:s/>－148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27" calcext:value-type="float">
            <text:p>1,52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59" calcext:value-type="float">
            <text:p><text:s/>－5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07" calcext:value-type="float">
            <text:p>807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07" calcext:value-type="float">
            <text:p>2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801" calcext:value-type="float">
            <text:p>2,801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313" calcext:value-type="float">
            <text:p>1,31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25" calcext:value-type="float">
            <text:p>2,8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313" calcext:value-type="float">
            <text:p>1,3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2" table:style-name="ce33" office:value-type="float" office:value="51" calcext:value-type="float">
            <text:p>5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00" calcext:value-type="float">
            <text:p>6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21" calcext:value-type="float">
            <text:p>1,5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713" calcext:value-type="float">
            <text:p>7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253" calcext:value-type="float">
            <text:p>25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3" calcext:value-type="float">
            <text:p><text:s/>－5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33" calcext:value-type="float">
            <text:p>13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47" calcext:value-type="float">
            <text:p>1,347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5" calcext:value-type="float">
            <text:p>1,31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96" calcext:value-type="float">
            <text:p>39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29" calcext:value-type="float">
            <text:p>12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38" calcext:value-type="float">
            <text:p>1,33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36" calcext:value-type="float">
            <text:p>33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70" calcext:value-type="float">
            <text:p>17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37" calcext:value-type="float">
            <text:p>33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6" calcext:value-type="float">
            <text:p>16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23" calcext:value-type="float">
            <text:p>1,923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65" calcext:value-type="float">
            <text:p>26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307" calcext:value-type="float">
            <text:p>3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0" calcext:value-type="float">
            <text:p>12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5" calcext:value-type="float">
            <text:p>1,035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64" calcext:value-type="float">
            <text:p>64</text:p>
          </table:table-cell>
          <table:table-cell table:number-columns-repeated="2" table:style-name="ce34" office:value-type="float" office:value="54" calcext:value-type="float">
            <text:p>5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45" calcext:value-type="float">
            <text:p>14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2"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288" calcext:value-type="float">
            <text:p>2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22" calcext:value-type="float">
            <text:p>22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34" calcext:value-type="float">
            <text:p>13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9" calcext:value-type="float">
            <text:p>6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54" calcext:value-type="float">
            <text:p>15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3" calcext:value-type="float">
            <text:p>15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2" table:style-name="ce26" office:value-type="float" office:value="57" calcext:value-type="float">
            <text:p>57</text:p>
          </table:table-cell>
          <table:table-cell table:style-name="ce26" office:value-type="float" office:value="160" calcext:value-type="float">
            <text:p>1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09" calcext:value-type="float">
            <text:p>10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17" calcext:value-type="float">
            <text:p>21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219" calcext:value-type="float">
            <text:p>219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87" calcext:value-type="float">
            <text:p>8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69" calcext:value-type="float">
            <text:p>6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17" calcext:value-type="float">
            <text:p>1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29" calcext:value-type="float">
            <text:p>12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90" calcext:value-type="float">
            <text:p>9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33" calcext:value-type="float">
            <text:p>133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7" calcext:value-type="float">
            <text:p>2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5" calcext:value-type="float">
            <text:p>23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2" table:style-name="ce33" office:value-type="float" office:value="23" calcext:value-type="float">
            <text:p>2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74" calcext:value-type="float">
            <text:p>7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9" calcext:value-type="float">
            <text:p>10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7" calcext:value-type="float">
            <text:p>14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9" calcext:value-type="float">
            <text:p>5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8" calcext:value-type="float">
            <text:p>9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8" calcext:value-type="float">
            <text:p>8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8" calcext:value-type="float">
            <text:p>98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